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start" style:justify-single-word="false"/>
      <style:text-properties officeooo:rsid="0013f7e5" officeooo:paragraph-rsid="0008ffa2"/>
    </style:style>
    <style:style style:name="P2" style:family="paragraph" style:parent-style-name="Heading_20_3">
      <style:text-properties officeooo:paragraph-rsid="0008ffa2"/>
    </style:style>
    <style:style style:name="P3" style:family="paragraph" style:parent-style-name="Heading_20_4">
      <style:text-properties officeooo:paragraph-rsid="0008ffa2"/>
    </style:style>
    <style:style style:name="P4" style:family="paragraph" style:parent-style-name="Horizontal_20_Line">
      <style:text-properties officeooo:paragraph-rsid="0008ffa2"/>
    </style:style>
    <style:style style:name="P5" style:family="paragraph" style:parent-style-name="Standard">
      <style:paragraph-properties fo:text-align="center" style:justify-single-word="false"/>
      <style:text-properties officeooo:rsid="0008ffa2" officeooo:paragraph-rsid="0008ffa2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8ffa2" officeooo:paragraph-rsid="0008ffa2" style:font-size-asian="14pt" style:font-weight-asian="bold" style:font-size-complex="14pt" style:font-weight-complex="bold"/>
    </style:style>
    <style:style style:name="P7" style:family="paragraph" style:parent-style-name="Text_20_body" style:list-style-name="L2">
      <style:text-properties officeooo:paragraph-rsid="0008ffa2"/>
    </style:style>
    <style:style style:name="P8" style:family="paragraph" style:parent-style-name="Text_20_body" style:list-style-name="L20">
      <style:text-properties officeooo:paragraph-rsid="0008ffa2"/>
    </style:style>
    <style:style style:name="P9" style:family="paragraph" style:parent-style-name="Text_20_body" style:list-style-name="L21">
      <style:paragraph-properties fo:margin-top="0cm" fo:margin-bottom="0cm" style:contextual-spacing="false"/>
      <style:text-properties officeooo:paragraph-rsid="0008ffa2"/>
    </style:style>
    <style:style style:name="P10" style:family="paragraph" style:parent-style-name="Text_20_body" style:list-style-name="L21">
      <style:text-properties officeooo:paragraph-rsid="0008ffa2"/>
    </style:style>
    <style:style style:name="P11" style:family="paragraph" style:parent-style-name="Text_20_body" style:list-style-name="L22">
      <style:text-properties officeooo:paragraph-rsid="0008ffa2"/>
    </style:style>
    <style:style style:name="P12" style:family="paragraph" style:parent-style-name="Text_20_body" style:list-style-name="L23">
      <style:text-properties officeooo:paragraph-rsid="0008ffa2"/>
    </style:style>
    <style:style style:name="P13" style:family="paragraph" style:parent-style-name="Text_20_body" style:list-style-name="L24">
      <style:paragraph-properties fo:margin-top="0cm" fo:margin-bottom="0cm" style:contextual-spacing="false"/>
      <style:text-properties officeooo:paragraph-rsid="0008ffa2"/>
    </style:style>
    <style:style style:name="P14" style:family="paragraph" style:parent-style-name="Text_20_body" style:list-style-name="L24">
      <style:text-properties officeooo:paragraph-rsid="0008ffa2"/>
    </style:style>
    <style:style style:name="P15" style:family="paragraph" style:parent-style-name="Text_20_body" style:list-style-name="L25">
      <style:text-properties officeooo:paragraph-rsid="0008ffa2"/>
    </style:style>
    <style:style style:name="P16" style:family="paragraph" style:parent-style-name="Text_20_body" style:list-style-name="L26">
      <style:text-properties officeooo:paragraph-rsid="0008ffa2"/>
    </style:style>
    <style:style style:name="P17" style:family="paragraph" style:parent-style-name="Text_20_body" style:list-style-name="L27">
      <style:paragraph-properties fo:margin-top="0cm" fo:margin-bottom="0cm" style:contextual-spacing="false"/>
      <style:text-properties officeooo:paragraph-rsid="0008ffa2"/>
    </style:style>
    <style:style style:name="P18" style:family="paragraph" style:parent-style-name="Text_20_body" style:list-style-name="L27">
      <style:text-properties officeooo:paragraph-rsid="0008ffa2"/>
    </style:style>
    <style:style style:name="P19" style:family="paragraph" style:parent-style-name="Text_20_body" style:list-style-name="L28">
      <style:text-properties officeooo:paragraph-rsid="0008ffa2"/>
    </style:style>
    <style:style style:name="P20" style:family="paragraph" style:parent-style-name="Text_20_body" style:list-style-name="L29">
      <style:text-properties officeooo:paragraph-rsid="0008ffa2"/>
    </style:style>
    <style:style style:name="P21" style:family="paragraph" style:parent-style-name="Text_20_body" style:list-style-name="L30">
      <style:text-properties officeooo:paragraph-rsid="0008ffa2"/>
    </style:style>
    <style:style style:name="P22" style:family="paragraph" style:parent-style-name="Text_20_body" style:list-style-name="L31">
      <style:paragraph-properties fo:margin-top="0cm" fo:margin-bottom="0cm" style:contextual-spacing="false"/>
      <style:text-properties officeooo:paragraph-rsid="0008ffa2"/>
    </style:style>
    <style:style style:name="P23" style:family="paragraph" style:parent-style-name="Text_20_body" style:list-style-name="L31">
      <style:text-properties officeooo:paragraph-rsid="0008ffa2"/>
    </style:style>
    <style:style style:name="P24" style:family="paragraph" style:parent-style-name="Text_20_body" style:list-style-name="L32">
      <style:text-properties officeooo:paragraph-rsid="0008ffa2"/>
    </style:style>
    <style:style style:name="P25" style:family="paragraph" style:parent-style-name="Text_20_body" style:list-style-name="L33">
      <style:text-properties officeooo:paragraph-rsid="0008ffa2"/>
    </style:style>
    <style:style style:name="P26" style:family="paragraph" style:parent-style-name="Text_20_body" style:list-style-name="L34">
      <style:text-properties officeooo:paragraph-rsid="0008ffa2"/>
    </style:style>
    <style:style style:name="P27" style:family="paragraph" style:parent-style-name="Text_20_body" style:list-style-name="L35">
      <style:paragraph-properties fo:margin-top="0cm" fo:margin-bottom="0cm" style:contextual-spacing="false"/>
      <style:text-properties officeooo:paragraph-rsid="0008ffa2"/>
    </style:style>
    <style:style style:name="P28" style:family="paragraph" style:parent-style-name="Text_20_body" style:list-style-name="L35">
      <style:text-properties officeooo:paragraph-rsid="0008ffa2"/>
    </style:style>
    <style:style style:name="P29" style:family="paragraph" style:parent-style-name="Text_20_body" style:list-style-name="L36">
      <style:text-properties officeooo:paragraph-rsid="0008ffa2"/>
    </style:style>
    <style:style style:name="P30" style:family="paragraph" style:parent-style-name="Text_20_body" style:list-style-name="L37">
      <style:paragraph-properties fo:margin-top="0cm" fo:margin-bottom="0cm" style:contextual-spacing="false"/>
      <style:text-properties officeooo:paragraph-rsid="0008ffa2"/>
    </style:style>
    <style:style style:name="P31" style:family="paragraph" style:parent-style-name="Text_20_body" style:list-style-name="L37">
      <style:text-properties officeooo:paragraph-rsid="0008ffa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UTILIDADES DEL SISTEMA WINDOWS </text:p>
      <text:p text:style-name="P5"/>
      <text:h text:style-name="P1" text:outline-level="3">1. <text:span text:style-name="Strong_20_Emphasis">DxDiag (Herramienta de Diagnóstico de DirectX)</text:span></text:h>
      <text:h text:style-name="P3" text:outline-level="4">¿Cómo acceder?</text:h>
      <text:list text:style-name="L2">
        <text:list-item>
          <text:p text:style-name="P7">Puedes acceder a <text:span text:style-name="Strong_20_Emphasis">DxDiag</text:span> buscando "dxdiag" en el <text:span text:style-name="Strong_20_Emphasis">Menú Inicio</text:span> o presionando <text:span text:style-name="Strong_20_Emphasis">Windows + R</text:span> y escribiendo <text:span text:style-name="Source_20_Text">dxdiag</text:span>, luego presionar <text:span text:style-name="Strong_20_Emphasis">Enter</text:span>.</text:p>
        </text:list-item>
      </text:list>
      <text:h text:style-name="P3" text:outline-level="4">¿Qué permite?</text:h>
      <text:list text:style-name="L20">
        <text:list-item>
          <text:p text:style-name="P8"><text:span text:style-name="Strong_20_Emphasis">DxDiag</text:span> es una herramienta para diagnosticar problemas relacionados con <text:span text:style-name="Strong_20_Emphasis">DirectX</text:span>, el conjunto de APIs que Windows usa para tareas multimedia, especialmente gráficas y de audio.</text:p>
        </text:list-item>
      </text:list>
      <text:h text:style-name="P3" text:outline-level="4">¿Para qué se usa?</text:h>
      <text:list text:style-name="L21">
        <text:list-item>
          <text:p text:style-name="P9"><text:span text:style-name="Strong_20_Emphasis">DxDiag</text:span> se utiliza principalmente para:</text:p>
          <text:list>
            <text:list-item>
              <text:p text:style-name="P9">Comprobar el estado de los controladores gráficos y de sonido.</text:p>
            </text:list-item>
            <text:list-item>
              <text:p text:style-name="P9">Ver las características de tu tarjeta gráfica y los controladores instalados.</text:p>
            </text:list-item>
            <text:list-item>
              <text:p text:style-name="P10">Diagnosticar problemas de hardware o software relacionados con juegos o aplicaciones gráficas.</text:p>
            </text:list-item>
          </text:list>
        </text:list-item>
      </text:list>
      <text:h text:style-name="P3" text:outline-level="4">Ejemplo:</text:h>
      <text:list text:style-name="L22">
        <text:list-item>
          <text:p text:style-name="P11">Si tienes problemas con el rendimiento gráfico en un videojuego, puedes usar <text:span text:style-name="Strong_20_Emphasis">DxDiag</text:span> para verificar si tu controlador gráfico está actualizado y si tu sistema soporta las características requeridas por el juego.</text:p>
        </text:list-item>
      </text:list>
      <text:p text:style-name="P4"/>
      <text:h text:style-name="P2" text:outline-level="3">2. <text:span text:style-name="Strong_20_Emphasis">Información del Sistema (msinfo32)</text:span></text:h>
      <text:h text:style-name="P3" text:outline-level="4">¿Cómo acceder?</text:h>
      <text:list text:style-name="L23">
        <text:list-item>
          <text:p text:style-name="P12">Puedes acceder a la <text:span text:style-name="Strong_20_Emphasis">Información del Sistema</text:span> buscando "Información del sistema" en el <text:span text:style-name="Strong_20_Emphasis">Menú Inicio</text:span> o ejecutando <text:span text:style-name="Source_20_Text">msinfo32</text:span> desde <text:span text:style-name="Strong_20_Emphasis">Windows + R</text:span>.</text:p>
        </text:list-item>
      </text:list>
      <text:h text:style-name="P3" text:outline-level="4">Lo principal:</text:h>
      <text:list text:style-name="L24">
        <text:list-item>
          <text:p text:style-name="P13">Esta herramienta proporciona un resumen detallado del hardware y software de tu equipo. Entre la información que muestra están:</text:p>
          <text:list>
            <text:list-item>
              <text:p text:style-name="P13"><text:span text:style-name="Strong_20_Emphasis">Especificaciones del hardware</text:span>: Procesador, memoria RAM, versión de la BIOS, etc.</text:p>
            </text:list-item>
            <text:list-item>
              <text:p text:style-name="P13"><text:span text:style-name="Strong_20_Emphasis">Componentes del sistema</text:span>: Información sobre dispositivos como discos duros, adaptadores de red, dispositivos de entrada/salida.</text:p>
            </text:list-item>
            <text:list-item>
              <text:p text:style-name="P14"><text:span text:style-name="Strong_20_Emphasis">Entorno de software</text:span>: Incluye detalles sobre controladores instalados, servicios en ejecución y tareas programadas.</text:p>
            </text:list-item>
          </text:list>
        </text:list-item>
      </text:list>
      <text:h text:style-name="P3" text:outline-level="4">Ejemplo:</text:h>
      <text:list text:style-name="L25">
        <text:list-item>
          <text:p text:style-name="P15">Si necesitas saber cuánta memoria RAM tiene tu sistema y qué tipo de procesador utilizas, puedes ver esta información en <text:span text:style-name="Strong_20_Emphasis">msinfo32</text:span>.</text:p>
        </text:list-item>
      </text:list>
      <text:p text:style-name="P4"><text:soft-page-break/></text:p>
      <text:h text:style-name="P2" text:outline-level="3">3. <text:span text:style-name="Strong_20_Emphasis">Configuración del Sistema (msconfig)</text:span></text:h>
      <text:h text:style-name="P3" text:outline-level="4">¿Cómo acceder?</text:h>
      <text:list text:style-name="L26">
        <text:list-item>
          <text:p text:style-name="P16">Puedes acceder a <text:span text:style-name="Strong_20_Emphasis">Configuración del Sistema</text:span> escribiendo <text:span text:style-name="Source_20_Text">msconfig</text:span> en el <text:span text:style-name="Strong_20_Emphasis">cuadro de búsqueda</text:span> de Windows o usando <text:span text:style-name="Strong_20_Emphasis">Windows + R</text:span> y luego escribiendo <text:span text:style-name="Source_20_Text">msconfig</text:span>.</text:p>
        </text:list-item>
      </text:list>
      <text:h text:style-name="P3" text:outline-level="4">Lo principal:</text:h>
      <text:list text:style-name="L27">
        <text:list-item>
          <text:p text:style-name="P17"><text:span text:style-name="Strong_20_Emphasis">Msconfig</text:span> permite administrar cómo arranca el sistema operativo y qué programas o servicios se ejecutan al iniciar Windows.</text:p>
          <text:list>
            <text:list-item>
              <text:p text:style-name="P17"><text:span text:style-name="Strong_20_Emphasis">Arranque</text:span>: Puedes seleccionar cómo se iniciará Windows, como en <text:span text:style-name="Strong_20_Emphasis">modo seguro</text:span> o con una configuración mínima.</text:p>
            </text:list-item>
            <text:list-item>
              <text:p text:style-name="P17"><text:span text:style-name="Strong_20_Emphasis">Servicios</text:span>: Permite habilitar o deshabilitar servicios que se ejecutan al inicio.</text:p>
            </text:list-item>
            <text:list-item>
              <text:p text:style-name="P18"><text:span text:style-name="Strong_20_Emphasis">Inicio de aplicaciones</text:span>: (En versiones antiguas, pero ahora redirige al <text:span text:style-name="Strong_20_Emphasis">Administrador de tareas</text:span>).</text:p>
            </text:list-item>
          </text:list>
        </text:list-item>
      </text:list>
      <text:h text:style-name="P3" text:outline-level="4">Ejemplo:</text:h>
      <text:list text:style-name="L28">
        <text:list-item>
          <text:p text:style-name="P19">Si tu computadora se está iniciando muy lentamente, puedes usar <text:span text:style-name="Strong_20_Emphasis">msconfig</text:span> para deshabilitar programas o servicios innecesarios que se ejecutan al inicio.</text:p>
        </text:list-item>
      </text:list>
      <text:p text:style-name="P4"/>
      <text:h text:style-name="P2" text:outline-level="3">4. <text:span text:style-name="Strong_20_Emphasis">Registros y Editor (regedit)</text:span></text:h>
      <text:h text:style-name="P3" text:outline-level="4">Definición:</text:h>
      <text:list text:style-name="L29">
        <text:list-item>
          <text:p text:style-name="P20">El <text:span text:style-name="Strong_20_Emphasis">Editor del Registro</text:span> de Windows (<text:span text:style-name="Strong_20_Emphasis">regedit</text:span>) es una herramienta que permite ver y modificar el <text:span text:style-name="Strong_20_Emphasis">Registro de Windows</text:span>, una base de datos jerárquica donde se almacenan configuraciones y opciones del sistema operativo y las aplicaciones instaladas.</text:p>
        </text:list-item>
      </text:list>
      <text:h text:style-name="P3" text:outline-level="4">¿Cómo acceder?</text:h>
      <text:list text:style-name="L30">
        <text:list-item>
          <text:p text:style-name="P21">Puedes acceder a <text:span text:style-name="Strong_20_Emphasis">regedit</text:span> buscando "regedit" en el <text:span text:style-name="Strong_20_Emphasis">Menú Inicio</text:span> o presionando <text:span text:style-name="Strong_20_Emphasis">Windows + R</text:span>, escribiendo <text:span text:style-name="Source_20_Text">regedit</text:span> y presionando <text:span text:style-name="Strong_20_Emphasis">Enter</text:span>.</text:p>
        </text:list-item>
      </text:list>
      <text:h text:style-name="P3" text:outline-level="4">¿Qué permite?</text:h>
      <text:list text:style-name="L31">
        <text:list-item>
          <text:p text:style-name="P22"><text:span text:style-name="Strong_20_Emphasis">Regedit</text:span> permite ver y editar configuraciones críticas del sistema operativo y de las aplicaciones.</text:p>
          <text:list>
            <text:list-item>
              <text:p text:style-name="P22">Modificar configuraciones de hardware y software.</text:p>
            </text:list-item>
            <text:list-item>
              <text:p text:style-name="P23">Ajustar opciones avanzadas del sistema que no están accesibles a través de la interfaz gráfica de Windows.</text:p>
            </text:list-item>
          </text:list>
        </text:list-item>
      </text:list>
      <text:h text:style-name="P3" text:outline-level="4">¿Para qué se usa?</text:h>
      <text:list text:style-name="L32">
        <text:list-item>
          <text:p text:style-name="P24">Los usuarios avanzados lo utilizan para solucionar problemas específicos, aplicar configuraciones personalizadas o realizar cambios en programas instalados.</text:p>
        </text:list-item>
      </text:list>
      <text:h text:style-name="P3" text:outline-level="4"><text:soft-page-break/>Ejemplo:</text:h>
      <text:list text:style-name="L33">
        <text:list-item>
          <text:p text:style-name="P25">Si un programa no funciona correctamente debido a un ajuste mal configurado en el registro, puedes buscar la clave correspondiente en <text:span text:style-name="Strong_20_Emphasis">regedit</text:span> y modificarla para corregir el problema.</text:p>
        </text:list-item>
      </text:list>
      <text:p text:style-name="P4"/>
      <text:h text:style-name="P2" text:outline-level="3">5. <text:span text:style-name="Strong_20_Emphasis">Management Console (Microsoft Management Console - MMC)</text:span></text:h>
      <text:h text:style-name="P3" text:outline-level="4">¿Cómo acceder?</text:h>
      <text:list text:style-name="L34">
        <text:list-item>
          <text:p text:style-name="P26">Puedes acceder a la <text:span text:style-name="Strong_20_Emphasis">Microsoft Management Console (MMC)</text:span> escribiendo <text:span text:style-name="Source_20_Text">mmc</text:span> en el <text:span text:style-name="Strong_20_Emphasis">cuadro de búsqueda</text:span> o presionando <text:span text:style-name="Strong_20_Emphasis">Windows + R</text:span> y luego escribiendo <text:span text:style-name="Source_20_Text">mmc</text:span>.</text:p>
        </text:list-item>
      </text:list>
      <text:h text:style-name="P3" text:outline-level="4">¿Qué permite hacer?</text:h>
      <text:list text:style-name="L35">
        <text:list-item>
          <text:p text:style-name="P27">La <text:span text:style-name="Strong_20_Emphasis">MMC</text:span> proporciona una interfaz que reúne varias herramientas administrativas en un solo lugar, lo que facilita la gestión del sistema. A través de "snap-ins" (extensiones), puedes agregar diferentes consolas como:</text:p>
          <text:list>
            <text:list-item>
              <text:p text:style-name="P27"><text:span text:style-name="Strong_20_Emphasis">Administración de discos</text:span>: Para gestionar particiones de discos duros.</text:p>
            </text:list-item>
            <text:list-item>
              <text:p text:style-name="P27"><text:span text:style-name="Strong_20_Emphasis">Visor de eventos</text:span>: Para monitorear los eventos del sistema.</text:p>
            </text:list-item>
            <text:list-item>
              <text:p text:style-name="P27"><text:span text:style-name="Strong_20_Emphasis">Administrador de dispositivos</text:span>: Para gestionar los dispositivos conectados al sistema.</text:p>
            </text:list-item>
            <text:list-item>
              <text:p text:style-name="P28"><text:span text:style-name="Strong_20_Emphasis">Políticas de seguridad locales</text:span>: Para gestionar configuraciones de seguridad.</text:p>
            </text:list-item>
          </text:list>
        </text:list-item>
      </text:list>
      <text:h text:style-name="P3" text:outline-level="4">Ejemplo:</text:h>
      <text:list text:style-name="L36">
        <text:list-item>
          <text:p text:style-name="P29">Si necesitas realizar tareas administrativas avanzadas, como gestionar usuarios y grupos en un entorno corporativo, puedes usar <text:span text:style-name="Strong_20_Emphasis">MMC</text:span> para cargar el complemento de <text:span text:style-name="Strong_20_Emphasis">Usuarios y grupos locales</text:span>.</text:p>
        </text:list-item>
      </text:list>
      <text:p text:style-name="P4"/>
      <text:h text:style-name="P2" text:outline-level="3">Resumen y Diferencias Principales con Linux</text:h>
      <text:list text:style-name="L37">
        <text:list-item>
          <text:p text:style-name="P30"><text:span text:style-name="Strong_20_Emphasis">DxDiag</text:span> es exclusivo de Windows para diagnóstico gráfico, mientras que Linux usa herramientas de diagnóstico como <text:span text:style-name="Strong_20_Emphasis">glxinfo</text:span> o <text:span text:style-name="Strong_20_Emphasis">inxi</text:span> para información gráfica.</text:p>
        </text:list-item>
        <text:list-item>
          <text:p text:style-name="P30"><text:span text:style-name="Strong_20_Emphasis">Información del Sistema</text:span> en Windows tiene un equivalente en Linux como <text:span text:style-name="Source_20_Text">lshw</text:span> o <text:span text:style-name="Source_20_Text">neofetch</text:span>, aunque Linux suele usar la terminal para acceder a estos datos.</text:p>
        </text:list-item>
        <text:list-item>
          <text:p text:style-name="P30"><text:span text:style-name="Strong_20_Emphasis">Msconfig</text:span> en Windows tiene su equivalente en Linux mediante la gestión de servicios con <text:span text:style-name="Strong_20_Emphasis">systemctl</text:span> o configuraciones de inicio mediante scripts.</text:p>
        </text:list-item>
        <text:list-item>
          <text:p text:style-name="P30"><text:span text:style-name="Strong_20_Emphasis">Regedit</text:span> no tiene un equivalente directo en Linux, ya que Linux no usa un registro centralizado como Windows. Las configuraciones del sistema se almacenan en archivos de texto, generalmente en el directorio <text:span text:style-name="Strong_20_Emphasis">/etc/</text:span>.</text:p>
        </text:list-item>
        <text:list-item>
          <text:p text:style-name="P31"><text:span text:style-name="Strong_20_Emphasis">MMC</text:span> en Windows centraliza varias herramientas administrativas, mientras que Linux suele administrar estos elementos por separado a través de herramientas específicas o desde la línea de comando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0T13:53:03.865000000</meta:creation-date>
    <dc:date>2024-09-10T13:54:15.497000000</dc:date>
    <meta:editing-duration>PT1M12S</meta:editing-duration>
    <meta:editing-cycles>1</meta:editing-cycles>
    <meta:document-statistic meta:table-count="0" meta:image-count="0" meta:object-count="0" meta:page-count="3" meta:paragraph-count="63" meta:word-count="822" meta:character-count="5407" meta:non-whitespace-character-count="4685"/>
    <meta:generator>LibreOffice/7.5.3.2$Windows_X86_64 LibreOffice_project/9f56dff12ba03b9acd7730a5a481eea045e468f3</meta:generator>
  </office:meta>
</office:document-meta>
</file>